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8de5"/>
    </style:style>
    <style:style style:name="P2" style:family="paragraph" style:parent-style-name="Heading_20_1">
      <style:text-properties style:font-name="Arial" officeooo:rsid="00098de5" officeooo:paragraph-rsid="00098de5"/>
    </style:style>
    <style:style style:name="P3" style:family="paragraph" style:parent-style-name="Text_20_body">
      <style:text-properties style:font-name="Arial" officeooo:rsid="00098de5" officeooo:paragraph-rsid="00098de5"/>
    </style:style>
    <style:style style:name="P4" style:family="paragraph" style:parent-style-name="Text_20_body">
      <style:text-properties officeooo:rsid="000afe00" officeooo:paragraph-rsid="000afe00"/>
    </style:style>
    <style:style style:name="P5" style:family="paragraph" style:parent-style-name="Text_20_body">
      <style:text-properties officeooo:rsid="000d464e" officeooo:paragraph-rsid="000d464e"/>
    </style:style>
    <style:style style:name="P6" style:family="paragraph" style:parent-style-name="Text_20_body">
      <style:text-properties officeooo:rsid="000f3c19" officeooo:paragraph-rsid="000f3c19"/>
    </style:style>
    <style:style style:name="P7" style:family="paragraph" style:parent-style-name="Text_20_body">
      <style:text-properties officeooo:rsid="000ff200" officeooo:paragraph-rsid="000ff200"/>
    </style:style>
    <style:style style:name="P8" style:family="paragraph" style:parent-style-name="Text_20_body">
      <style:text-properties officeooo:rsid="0010e66e" officeooo:paragraph-rsid="0010e66e"/>
    </style:style>
    <style:style style:name="T1" style:family="text">
      <style:text-properties style:font-name="Arial"/>
    </style:style>
    <style:style style:name="T2" style:family="text">
      <style:text-properties style:font-name="Arial" officeooo:rsid="00098de5"/>
    </style:style>
    <style:style style:name="T3" style:family="text">
      <style:text-properties style:font-name="Arial" officeooo:rsid="000afe00"/>
    </style:style>
    <style:style style:name="T4" style:family="text">
      <style:text-properties style:font-name="Arial" officeooo:rsid="000d79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Estudio de páginas escolares</text:h>
      <text:p text:style-name="P3">Las páginas de centros escolares en general siguen el mismo patrón: en el apartado de inicio salen 3 o 4 imágenes en grande que van pasando y que realmente no te dicen mucho más allá de la relación del centro con el medio ambiente y la lucha feminista generalmente. Todo eso acompañado de información que realmente siento que es irrelevante como la cantidad de alumnos o profesores. Por no hablar de que la información que realmente puede ser relevante como qué se cursa en cada curso o los medios para acceder al centro desde lejos se ignoran por completo.</text:p>
      <text:p text:style-name="P3">Hay algunas que se escapan de esta estética como el instituto IES Padre Suárez que tienen un estilo más personal, haciendo que su página sea más única e identificativa suya, aunque de nuevo pecan de carecer de información relevante.</text:p>
      <text:p text:style-name="P1"><text:span text:style-name="T2">En ciertos institutos procuran ofrecer la información “relevante” sobre los cursos al alumnado como el mencionado IES Padre Suárez o IES Zaidín Vergeles, pero únicamente te ofrecen la información que te brinda la </text:span><text:a xlink:type="simple" xlink:href="https://www.juntadeandalucia.es/educacion/portals/web/formacion-profesional-andaluza/quiero-formarme/ensenanzas/fp-grado-superior/catalogo" text:style-name="Internet_20_link" text:visited-style-name="Visited_20_Internet_20_Link"><text:span text:style-name="T3">junta de andalucía</text:span></text:a><text:span text:style-name="T2"> con las asignaturas del curso, pero sin decirte qué es cada asignatura ni qué se estudia en ella como hace la </text:span><text:a xlink:type="simple" xlink:href="https://grados.ugr.es/informatica/docencia/plan-estudios" text:style-name="Internet_20_link" text:visited-style-name="Visited_20_Internet_20_Link"><text:span text:style-name="T2">UGR</text:span></text:a><text:span text:style-name="T2">.</text:span></text:p>
      <text:p text:style-name="P4"><text:span text:style-name="T2">O</text:span><text:span text:style-name="T1">tra cosa que veo mucho es que todas los institutos muestran su relación con la UGR, pero realmente no tienen en cuenta a muchas más universidades, por lo que si algún alumno aspira a irse a una universidad en otro sitio, ya sea fuera de españa o dentro, no tiene mucha ayuda de la página.</text:span></text:p>
      <text:p text:style-name="P5"><text:span text:style-name="T1">CES Cristo Rey, un instituto concertado de granada, tiene una página web que recuerda por diseño a otros centros como al ya mencionado IES Zaidín Vergeles o IES Montevives pero sin ser tan estándard como su página dando su detalle personal, el resultado en este caso es una página muy vacía y que peca más o menos <text:s/>de lo mismo: carencia de información necesaria para el alumnado. </text:span><text:span text:style-name="T4">No obstante, es verdad que sí ofrece más información que otros centros, como las salidas profesionales, razones para estudiar el curso en su centro o los objetivos de dicho curso en lugar de únicamente el nombre de als asignaturas y cuántas horas se tienen de cada una en total.</text:span></text:p>
      <text:p text:style-name="P7"><text:span text:style-name="T4">E</text:span><text:span text:style-name="T1">n este mismo c entro, CES Cristo Rey, algunos profesores de prograación de frado superior de DAM tienen un github público con parte de la teoría y ejercicios a realizar en los años escolares, siendo muy útil tanto para los estudiante a la hora de realizar sus actividades ya que ya están viendo y usando desde primera mano ciertas herramientas que usarán en su vida profesional como para aquellos futuros estudiantes curioso de ese centro para saber el tipo de tareqas y teoría que allí se estudian.</text:span></text:p>
      <text:p text:style-name="P6"><text:span text:style-name="T4">E</text:span><text:span text:style-name="T1">n IES Virgen de las Nieves, la primera impresión que da al entrar a su página no es la mejor, ya que solo ves muchísimo texto y una imagen pequeña de la sierra de fondo, aunque sí es cierto que esta página muestra de primera mano en grande las noticias y eventos del centro, cosa importante a mi parecer.</text:span></text:p>
      <text:p text:style-name="P7"><text:span text:style-name="T1">Además, a pesar de ser menos vistoso gráficamente, IES Mariana Pineda tiene pequeñas animaciones suaves conforme vas bajando el scroll, y no únicamente como lo hace IES Zaidín Vergeles de que hay un menú que aparece suavemente conforme bajas, sino que </text:span><text:soft-page-break/><text:span text:style-name="T1">el apartado de arriba que siempre te acompaña, conforme bajas se hace ligeramente más pequeño que cuando estás arriba del todo para facilitar tu visualización de la página.</text:span></text:p>
      <text:p text:style-name="P8"><text:span text:style-name="T1">Por otro lado, IES Luis Bueno Crespo cuenta con un diseño altamente minimalista y, a pesar de ser más o menos en cuanto contenido como IES Zaidín Vergeles, lo hace distinto sin quedar una página web muy vacía como es el caso de CES Cristo Rey.</text:span></text:p>
      <text:p text:style-name="P8"><text:span text:style-name="T1">En muchas de estos institutos se encuentran muchas fotos de niños estudiando, con libretas o en clase sacados de internet y que realmente no refleja nada de cómo es el centro, es pura decoración para que quede bien.</text:span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2.1.2$Linux_X86_64 LibreOffice_project/420$Build-2</meta:generator>
    <dc:date>2025-04-01T11:29:37.837354695</dc:date>
    <meta:editing-duration>PT52M29S</meta:editing-duration>
    <meta:editing-cycles>9</meta:editing-cycles>
    <meta:document-statistic meta:table-count="0" meta:image-count="0" meta:object-count="0" meta:page-count="2" meta:paragraph-count="11" meta:word-count="670" meta:character-count="3797" meta:non-whitespace-character-count="3137"/>
  </office:meta>
</office:document-meta>
</file>